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268f1" officeooo:paragraph-rsid="000268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655555555555555</text:p>
      <text:p text:style-name="P1">23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54656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5T11:31:47.853000000</meta:creation-date>
    <dc:date>2018-09-05T11:32:39.658000000</dc:date>
    <meta:editing-duration>PT53S</meta:editing-duration>
    <meta:editing-cycles>1</meta:editing-cycles>
    <meta:document-statistic meta:table-count="0" meta:image-count="0" meta:object-count="0" meta:page-count="1" meta:paragraph-count="3" meta:word-count="3" meta:character-count="24" meta:non-whitespace-character-count="24"/>
    <meta:generator>LibreOffice/6.0.5.2$Windows_X86_64 LibreOffice_project/54c8cbb85f300ac59db32fe8a675ff7683cd5a16</meta:generator>
  </office:meta>
</office:document-meta>
</file>